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975f" officeooo:paragraph-rsid="000297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640x480_v0.7</text:p>
      <text:p text:style-name="P1"/>
      <text:p text:style-name="P1"/>
      <text:p text:style-name="P1"/>
      <text:p text:style-name="P1">IPM : 15.0280</text:p>
      <text:p text:style-name="P1">Pre : 16.4700</text:p>
      <text:p text:style-name="P1">SHT : 1.3630</text:p>
      <text:p text:style-name="P1">FLC : 0.0050</text:p>
      <text:p text:style-name="P1">PHT : 19.9380</text:p>
      <text:p text:style-name="P1">FSP : 0.0110</text:p>
      <text:p text:style-name="P1">KNN : 3.0550</text:p>
      <text:p text:style-name="P1">CF : 4.1260</text:p>
      <text:p text:style-name="P1">60.1070ms)</text:p>
      <text:p text:style-name="P1">FRAME # <text:s text:c="3"/>83 min val : 0.0000</text:p>
      <text:p text:style-name="P1">max val: 254.0000</text:p>
      <text:p text:style-name="P1">IPM : 15.0950</text:p>
      <text:p text:style-name="P1">Pre : 16.2710</text:p>
      <text:p text:style-name="P1">SHT : 1.1530</text:p>
      <text:p text:style-name="P1">FLC : 0.0060</text:p>
      <text:p text:style-name="P1">PHT : 17.0270</text:p>
      <text:p text:style-name="P1">FSP : 0.0120</text:p>
      <text:p text:style-name="P1">KNN : 3.0530</text:p>
      <text:p text:style-name="P1">CF : 3.9850</text:p>
      <text:p text:style-name="P1">56.7590ms)</text:p>
      <text:p text:style-name="P1">FRAME # <text:s text:c="3"/>84 min val : 0.0000</text:p>
      <text:p text:style-name="P1">max val: 254.0000</text:p>
      <text:p text:style-name="P1">IPM : 16.6460</text:p>
      <text:p text:style-name="P1">Pre : 13.9470</text:p>
      <text:p text:style-name="P1">SHT : 0.9090</text:p>
      <text:p text:style-name="P1">FLC : 0.0040</text:p>
      <text:p text:style-name="P1">PHT : 16.3530</text:p>
      <text:p text:style-name="P1">FSP : 0.0090</text:p>
      <text:p text:style-name="P1">KNN : 2.9230</text:p>
      <text:p text:style-name="P1">CF : 3.9250</text:p>
      <text:p text:style-name="P1">54.8300ms)</text:p>
      <text:p text:style-name="P1">FRAME # <text:s text:c="3"/>85 min val : 0.0000</text:p>
      <text:p text:style-name="P1">max val: 254.0000</text:p>
      <text:p text:style-name="P1">IPM : 16.7270</text:p>
      <text:p text:style-name="P1">Pre : 16.4970</text:p>
      <text:p text:style-name="P1">SHT : 1.2420</text:p>
      <text:p text:style-name="P1">FLC : 0.0070</text:p>
      <text:p text:style-name="P1">PHT : 16.9810</text:p>
      <text:p text:style-name="P1">FSP : 0.0100</text:p>
      <text:p text:style-name="P1">KNN : 2.9810</text:p>
      <text:p text:style-name="P1">CF : 3.9070</text:p>
      <text:p text:style-name="P1">58.4640ms)</text:p>
      <text:p text:style-name="P1">FRAME # <text:s text:c="3"/>86 min val : 0.0000</text:p>
      <text:p text:style-name="P1">max val: 254.0000</text:p>
      <text:p text:style-name="P1">IPM : 15.1570</text:p>
      <text:p text:style-name="P1">Pre : 16.0660</text:p>
      <text:p text:style-name="P1">SHT : 1.1510</text:p>
      <text:p text:style-name="P1">FLC : 0.0040</text:p>
      <text:p text:style-name="P1"><text:soft-page-break/>PHT : 17.2420</text:p>
      <text:p text:style-name="P1">FSP : 0.0120</text:p>
      <text:p text:style-name="P1">KNN : 3.0870</text:p>
      <text:p text:style-name="P1">CF : 3.8780</text:p>
      <text:p text:style-name="P1">56.7080ms)</text:p>
      <text:p text:style-name="P1">FRAME # <text:s text:c="3"/>87 min val : 0.0000</text:p>
      <text:p text:style-name="P1">max val: 254.0000</text:p>
      <text:p text:style-name="P1">IPM : 15.6860</text:p>
      <text:p text:style-name="P1">Pre : 13.9480</text:p>
      <text:p text:style-name="P1">SHT : 1.1140</text:p>
      <text:p text:style-name="P1">FLC : 0.0040</text:p>
      <text:p text:style-name="P1">PHT : 16.6870</text:p>
      <text:p text:style-name="P1">FSP : 0.0130</text:p>
      <text:p text:style-name="P1">KNN : 3.2070</text:p>
      <text:p text:style-name="P1">CF : 3.9760</text:p>
      <text:p text:style-name="P1">54.7920ms)</text:p>
      <text:p text:style-name="P1">FRAME # <text:s text:c="3"/>88 min val : 0.0000</text:p>
      <text:p text:style-name="P1">max val: 254.0000</text:p>
      <text:p text:style-name="P1">IPM : 19.1690</text:p>
      <text:p text:style-name="P1">Pre : 17.2260</text:p>
      <text:p text:style-name="P1">SHT : 0.9880</text:p>
      <text:p text:style-name="P1">FLC : 0.0050</text:p>
      <text:p text:style-name="P1">PHT : 16.9110</text:p>
      <text:p text:style-name="P1">FSP : 0.0110</text:p>
      <text:p text:style-name="P1">KNN : 2.9340</text:p>
      <text:p text:style-name="P1">CF : 5.4600</text:p>
      <text:p text:style-name="P1">62.9110ms)</text:p>
      <text:p text:style-name="P1">FRAME # <text:s text:c="3"/>89 min val : 0.0000</text:p>
      <text:p text:style-name="P1">max val: 254.0000</text:p>
      <text:p text:style-name="P1">IPM : 23.0200</text:p>
      <text:p text:style-name="P1">Pre : 19.8920</text:p>
      <text:p text:style-name="P1">SHT : 1.1620</text:p>
      <text:p text:style-name="P1">FLC : 0.0060</text:p>
      <text:p text:style-name="P1">PHT : 21.8020</text:p>
      <text:p text:style-name="P1">FSP : 0.0160</text:p>
      <text:p text:style-name="P1">KNN : 4.4160</text:p>
      <text:p text:style-name="P1">CF : 5.4060</text:p>
      <text:p text:style-name="P1">75.8830ms)</text:p>
      <text:p text:style-name="P1">FRAME # <text:s text:c="3"/>90 min val : 0.0000</text:p>
      <text:p text:style-name="P1">max val: 254.0000</text:p>
      <text:p text:style-name="P1">IPM : 16.4880</text:p>
      <text:p text:style-name="P1">Pre : 14.8070</text:p>
      <text:p text:style-name="P1">SHT : 1.3230</text:p>
      <text:p text:style-name="P1">FLC : 0.0060</text:p>
      <text:p text:style-name="P1">PHT : 21.4830</text:p>
      <text:p text:style-name="P1">FSP : 0.0180</text:p>
      <text:p text:style-name="P1">KNN : 5.5900</text:p>
      <text:p text:style-name="P1">CF : 5.8650</text:p>
      <text:p text:style-name="P1">65.7420ms)</text:p>
      <text:p text:style-name="P1">FRAME # <text:s text:c="3"/>91 min val : 0.0000</text:p>
      <text:p text:style-name="P1">max val: 254.0000</text:p>
      <text:p text:style-name="P1">IPM : 17.1830</text:p>
      <text:p text:style-name="P1"><text:soft-page-break/>Pre : 16.4180</text:p>
      <text:p text:style-name="P1">SHT : 0.8880</text:p>
      <text:p text:style-name="P1">FLC : 0.0050</text:p>
      <text:p text:style-name="P1">PHT : 20.0950</text:p>
      <text:p text:style-name="P1">FSP : 0.0170</text:p>
      <text:p text:style-name="P1">KNN : 4.9730</text:p>
      <text:p text:style-name="P1">CF : 6.1430</text:p>
      <text:p text:style-name="P1">65.8970ms)</text:p>
      <text:p text:style-name="P1">FRAME # <text:s text:c="3"/>92 min val : 0.0000</text:p>
      <text:p text:style-name="P1">max val: 254.0000</text:p>
      <text:p text:style-name="P1">IPM : 16.8550</text:p>
      <text:p text:style-name="P1">Pre : 18.4230</text:p>
      <text:p text:style-name="P1">SHT : 1.2760</text:p>
      <text:p text:style-name="P1">FLC : 0.0050</text:p>
      <text:p text:style-name="P1">PHT : 16.6340</text:p>
      <text:p text:style-name="P1">FSP : 0.0140</text:p>
      <text:p text:style-name="P1">KNN : 3.0700</text:p>
      <text:p text:style-name="P1">CF : 4.1660</text:p>
      <text:p text:style-name="P1">60.6030ms)</text:p>
      <text:p text:style-name="P1">FRAME # <text:s text:c="3"/>93 min val : 0.0000</text:p>
      <text:p text:style-name="P1">max val: 254.0000</text:p>
      <text:p text:style-name="P1">IPM : 20.5350</text:p>
      <text:p text:style-name="P1">Pre : 14.4370</text:p>
      <text:p text:style-name="P1">SHT : 1.1660</text:p>
      <text:p text:style-name="P1">FLC : 0.0050</text:p>
      <text:p text:style-name="P1">PHT : 19.9110</text:p>
      <text:p text:style-name="P1">FSP : 0.0100</text:p>
      <text:p text:style-name="P1">KNN : 3.1090</text:p>
      <text:p text:style-name="P1">CF : 3.9870</text:p>
      <text:p text:style-name="P1">63.2760ms)</text:p>
      <text:p text:style-name="P1">FRAME # <text:s text:c="3"/>94 min val : 0.0000</text:p>
      <text:p text:style-name="P1">max val: 254.0000</text:p>
      <text:p text:style-name="P1">IPM : 15.6860</text:p>
      <text:p text:style-name="P1">Pre : 17.1930</text:p>
      <text:p text:style-name="P1">SHT : 1.2290</text:p>
      <text:p text:style-name="P1">FLC : 0.0050</text:p>
      <text:p text:style-name="P1">PHT : 18.4360</text:p>
      <text:p text:style-name="P1">FSP : 0.0100</text:p>
      <text:p text:style-name="P1">KNN : 3.0010</text:p>
      <text:p text:style-name="P1">CF : 3.9260</text:p>
      <text:p text:style-name="P1">59.6030ms)</text:p>
      <text:p text:style-name="P1">FRAME # <text:s text:c="3"/>95 min val : 0.0000</text:p>
      <text:p text:style-name="P1">max val: 255.0000</text:p>
      <text:p text:style-name="P1">IPM : 15.5740</text:p>
      <text:p text:style-name="P1">Pre : 15.6120</text:p>
      <text:p text:style-name="P1">SHT : 0.8890</text:p>
      <text:p text:style-name="P1">FLC : 0.0040</text:p>
      <text:p text:style-name="P1">PHT : 17.3430</text:p>
      <text:p text:style-name="P1">FSP : 0.0120</text:p>
      <text:p text:style-name="P1">KNN : 3.0860</text:p>
      <text:p text:style-name="P1">CF : 3.9020</text:p>
      <text:p text:style-name="P1">56.5350ms)</text:p>
      <text:p text:style-name="P1"><text:soft-page-break/>FRAME # <text:s text:c="3"/>96 min val : 0.0000</text:p>
      <text:p text:style-name="P1">max val: 254.0000</text:p>
      <text:p text:style-name="P1">IPM : 15.5690</text:p>
      <text:p text:style-name="P1">Pre : 14.2470</text:p>
      <text:p text:style-name="P1">SHT : 1.2560</text:p>
      <text:p text:style-name="P1">FLC : 0.0040</text:p>
      <text:p text:style-name="P1">PHT : 16.5140</text:p>
      <text:p text:style-name="P1">FSP : 0.0110</text:p>
      <text:p text:style-name="P1">KNN : 3.1910</text:p>
      <text:p text:style-name="P1">CF : 3.9690</text:p>
      <text:p text:style-name="P1">54.8690ms)</text:p>
      <text:p text:style-name="P1">FRAME # <text:s text:c="3"/>97 min val : 0.0000</text:p>
      <text:p text:style-name="P1">max val: 254.0000</text:p>
      <text:p text:style-name="P1">IPM : 17.3450</text:p>
      <text:p text:style-name="P1">Pre : 15.7110</text:p>
      <text:p text:style-name="P1">SHT : 1.1960</text:p>
      <text:p text:style-name="P1">FLC : 0.0060</text:p>
      <text:p text:style-name="P1">PHT : 18.6990</text:p>
      <text:p text:style-name="P1">FSP : 0.0090</text:p>
      <text:p text:style-name="P1">KNN : 2.9600</text:p>
      <text:p text:style-name="P1">CF : 3.9560</text:p>
      <text:p text:style-name="P1">59.9990ms)</text:p>
      <text:p text:style-name="P1">FRAME # <text:s text:c="3"/>98 min val : 0.0000</text:p>
      <text:p text:style-name="P1">max val: 254.0000</text:p>
      <text:p text:style-name="P1">IPM : 15.5930</text:p>
      <text:p text:style-name="P1">Pre : 14.0250</text:p>
      <text:p text:style-name="P1">SHT : 1.1010</text:p>
      <text:p text:style-name="P1">FLC : 0.0040</text:p>
      <text:p text:style-name="P1">PHT : 17.5120</text:p>
      <text:p text:style-name="P1">FSP : 0.0120</text:p>
      <text:p text:style-name="P1">KNN : 2.9590</text:p>
      <text:p text:style-name="P1">CF : 4.1710</text:p>
      <text:p text:style-name="P1">55.5240ms)</text:p>
      <text:p text:style-name="P1">FRAME # <text:s text:c="3"/>99 min val : 0.0000</text:p>
      <text:p text:style-name="P1">max val: 254.0000</text:p>
      <text:p text:style-name="P1">IPM : 16.8080</text:p>
      <text:p text:style-name="P1">Pre : 15.6810</text:p>
      <text:p text:style-name="P1">SHT : 1.2910</text:p>
      <text:p text:style-name="P1">FLC : 0.0040</text:p>
      <text:p text:style-name="P1">PHT : 16.9260</text:p>
      <text:p text:style-name="P1">FSP : 0.0120</text:p>
      <text:p text:style-name="P1">KNN : 3.0670</text:p>
      <text:p text:style-name="P1">CF : 3.8840</text:p>
      <text:p text:style-name="P1">57.7810ms)</text:p>
      <text:p text:style-name="P1">FRAME # <text:s text:c="2"/>100 min val : 0.0000</text:p>
      <text:p text:style-name="P1">max val: 254.0000</text:p>
      <text:p text:style-name="P1">IPM : 15.6130</text:p>
      <text:p text:style-name="P1">Pre : 14.4420</text:p>
      <text:p text:style-name="P1">SHT : 1.1780</text:p>
      <text:p text:style-name="P1">FLC : 0.0050</text:p>
      <text:p text:style-name="P1">PHT : 19.0990</text:p>
      <text:p text:style-name="P1">FSP : 0.0090</text:p>
      <text:p text:style-name="P1"><text:soft-page-break/>KNN : 2.9690</text:p>
      <text:p text:style-name="P1">CF : 3.9210</text:p>
      <text:p text:style-name="P1">57.3520ms)</text:p>
      <text:p text:style-name="P1">FRAME # <text:s text:c="2"/>101 min val : 0.0000</text:p>
      <text:p text:style-name="P1">max val: 254.0000</text:p>
      <text:p text:style-name="P1">IPM : 15.6940</text:p>
      <text:p text:style-name="P1">Pre : 14.0460</text:p>
      <text:p text:style-name="P1">SHT : 1.1570</text:p>
      <text:p text:style-name="P1">FLC : 0.0040</text:p>
      <text:p text:style-name="P1">PHT : 16.5700</text:p>
      <text:p text:style-name="P1">FSP : 0.0110</text:p>
      <text:p text:style-name="P1">KNN : 2.9700</text:p>
      <text:p text:style-name="P1">CF : 4.0370</text:p>
      <text:p text:style-name="P1">54.6450ms)</text:p>
      <text:p text:style-name="P1">FRAME # <text:s text:c="2"/>102 min val : 0.0000</text:p>
      <text:p text:style-name="P1">max val: 254.0000</text:p>
      <text:p text:style-name="P1">IPM : 21.1050</text:p>
      <text:p text:style-name="P1">Pre : 15.5130</text:p>
      <text:p text:style-name="P1">SHT : 1.1400</text:p>
      <text:p text:style-name="P1">FLC : 0.0050</text:p>
      <text:p text:style-name="P1">PHT : 17.2380</text:p>
      <text:p text:style-name="P1">FSP : 0.0110</text:p>
      <text:p text:style-name="P1">KNN : 2.9300</text:p>
      <text:p text:style-name="P1">CF : 3.9280</text:p>
      <text:p text:style-name="P1">61.9880ms)</text:p>
      <text:p text:style-name="P1">FRAME # <text:s text:c="2"/>103 min val : 0.0000</text:p>
      <text:p text:style-name="P1">max val: 254.0000</text:p>
      <text:p text:style-name="P1">IPM : 16.1800</text:p>
      <text:p text:style-name="P1">Pre : 16.4940</text:p>
      <text:p text:style-name="P1">SHT : 1.2520</text:p>
      <text:p text:style-name="P1">FLC : 0.0050</text:p>
      <text:p text:style-name="P1">PHT : 18.6680</text:p>
      <text:p text:style-name="P1">FSP : 0.0110</text:p>
      <text:p text:style-name="P1">KNN : 2.9980</text:p>
      <text:p text:style-name="P1">CF : 3.9060</text:p>
      <text:p text:style-name="P1">59.6220ms)</text:p>
      <text:p text:style-name="P1">FRAME # <text:s text:c="2"/>104 min val : 0.0000</text:p>
      <text:p text:style-name="P1">max val: 254.0000</text:p>
      <text:p text:style-name="P1">IPM : 15.7230</text:p>
      <text:p text:style-name="P1">Pre : 16.1830</text:p>
      <text:p text:style-name="P1">SHT : 1.2300</text:p>
      <text:p text:style-name="P1">FLC : 0.0050</text:p>
      <text:p text:style-name="P1">PHT : 17.2850</text:p>
      <text:p text:style-name="P1">FSP : 0.0120</text:p>
      <text:p text:style-name="P1">KNN : 3.1570</text:p>
      <text:p text:style-name="P1">CF : 4.1800</text:p>
      <text:p text:style-name="P1">57.9220ms)</text:p>
      <text:p text:style-name="P1">FRAME # <text:s text:c="2"/>105 min val : 0.0000</text:p>
      <text:p text:style-name="P1">max val: 255.0000</text:p>
      <text:p text:style-name="P1">IPM : 15.7010</text:p>
      <text:p text:style-name="P1">Pre : 15.3980</text:p>
      <text:p text:style-name="P1">SHT : 1.3790</text:p>
      <text:p text:style-name="P1"><text:soft-page-break/>FLC : 0.0050</text:p>
      <text:p text:style-name="P1">PHT : 16.8480</text:p>
      <text:p text:style-name="P1">FSP : 0.0110</text:p>
      <text:p text:style-name="P1">KNN : 3.1780</text:p>
      <text:p text:style-name="P1">CF : 3.8840</text:p>
      <text:p text:style-name="P1">56.5200ms)</text:p>
      <text:p text:style-name="P1">FRAME # <text:s text:c="2"/>106 min val : 0.0000</text:p>
      <text:p text:style-name="P1">max val: 254.0000</text:p>
      <text:p text:style-name="P1">IPM : 14.9470</text:p>
      <text:p text:style-name="P1">Pre : 17.2740</text:p>
      <text:p text:style-name="P1">SHT : 1.4070</text:p>
      <text:p text:style-name="P1">FLC : 0.0050</text:p>
      <text:p text:style-name="P1">PHT : 17.2860</text:p>
      <text:p text:style-name="P1">FSP : 0.0110</text:p>
      <text:p text:style-name="P1">KNN : 2.9870</text:p>
      <text:p text:style-name="P1">CF : 3.9310</text:p>
      <text:p text:style-name="P1">57.9570ms)</text:p>
      <text:p text:style-name="P1">FRAME # <text:s text:c="2"/>107 min val : 0.0000</text:p>
      <text:p text:style-name="P1">max val: 254.0000</text:p>
      <text:p text:style-name="P1">IPM : 15.9880</text:p>
      <text:p text:style-name="P1">Pre : 14.1060</text:p>
      <text:p text:style-name="P1">SHT : 1.1030</text:p>
      <text:p text:style-name="P1">FLC : 0.0040</text:p>
      <text:p text:style-name="P1">PHT : 16.8760</text:p>
      <text:p text:style-name="P1">FSP : 0.0120</text:p>
      <text:p text:style-name="P1">KNN : 3.2260</text:p>
      <text:p text:style-name="P1">CF : 4.0690</text:p>
      <text:p text:style-name="P1">55.5400ms)</text:p>
      <text:p text:style-name="P1">FRAME # <text:s text:c="2"/>108 min val : 0.0000</text:p>
      <text:p text:style-name="P1">max val: 254.0000</text:p>
      <text:p text:style-name="P1">IPM : 15.9110</text:p>
      <text:p text:style-name="P1">Pre : 15.2640</text:p>
      <text:p text:style-name="P1">SHT : 0.9950</text:p>
      <text:p text:style-name="P1">FLC : 0.0040</text:p>
      <text:p text:style-name="P1">PHT : 18.3380</text:p>
      <text:p text:style-name="P1">FSP : 0.0100</text:p>
      <text:p text:style-name="P1">KNN : 3.0120</text:p>
      <text:p text:style-name="P1">CF : 4.1700</text:p>
      <text:p text:style-name="P1">57.8230ms)</text:p>
      <text:p text:style-name="P1">FRAME # <text:s text:c="2"/>109 min val : 0.0000</text:p>
      <text:p text:style-name="P1">max val: 255.0000</text:p>
      <text:p text:style-name="P1">IPM : 15.5810</text:p>
      <text:p text:style-name="P1">Pre : 17.3060</text:p>
      <text:p text:style-name="P1">SHT : 1.2520</text:p>
      <text:p text:style-name="P1">FLC : 0.0070</text:p>
      <text:p text:style-name="P1">PHT : 17.9620</text:p>
      <text:p text:style-name="P1">FSP : 0.0140</text:p>
      <text:p text:style-name="P1">KNN : 4.2100</text:p>
      <text:p text:style-name="P1">CF : 5.3710</text:p>
      <text:p text:style-name="P1">61.8440ms)</text:p>
      <text:p text:style-name="P1">FRAME # <text:s text:c="2"/>110 min val : 0.0000</text:p>
      <text:p text:style-name="P1">max val: 255.0000</text:p>
      <text:p text:style-name="P1"><text:soft-page-break/>IPM : 18.5000</text:p>
      <text:p text:style-name="P1">Pre : 18.2740</text:p>
      <text:p text:style-name="P1">SHT : 1.4990</text:p>
      <text:p text:style-name="P1">FLC : 0.0060</text:p>
      <text:p text:style-name="P1">PHT : 19.1890</text:p>
      <text:p text:style-name="P1">FSP : 0.0120</text:p>
      <text:p text:style-name="P1">KNN : 3.2880</text:p>
      <text:p text:style-name="P1">CF : 4.0280</text:p>
      <text:p text:style-name="P1">64.9210ms)</text:p>
      <text:p text:style-name="P1">FRAME # <text:s text:c="2"/>111 min val : 0.0000</text:p>
      <text:p text:style-name="P1">max val: 254.0000</text:p>
      <text:p text:style-name="P1">IPM : 15.4580</text:p>
      <text:p text:style-name="P1">Pre : 15.1210</text:p>
      <text:p text:style-name="P1">SHT : 0.9510</text:p>
      <text:p text:style-name="P1">FLC : 0.0050</text:p>
      <text:p text:style-name="P1">PHT : 17.2970</text:p>
      <text:p text:style-name="P1">FSP : 0.0100</text:p>
      <text:p text:style-name="P1">KNN : 3.0630</text:p>
      <text:p text:style-name="P1">CF : 4.2310</text:p>
      <text:p text:style-name="P1">56.2550ms)</text:p>
      <text:p text:style-name="P1">FRAME # <text:s text:c="2"/>112 min val : 0.0000</text:p>
      <text:p text:style-name="P1">max val: 254.0000</text:p>
      <text:p text:style-name="P1">IPM : 18.4470</text:p>
      <text:p text:style-name="P1">Pre : 14.0060</text:p>
      <text:p text:style-name="P1">SHT : 1.0730</text:p>
      <text:p text:style-name="P1">FLC : 0.0070</text:p>
      <text:p text:style-name="P1">PHT : 17.5630</text:p>
      <text:p text:style-name="P1">FSP : 0.0110</text:p>
      <text:p text:style-name="P1">KNN : 3.0610</text:p>
      <text:p text:style-name="P1">CF : 3.9090</text:p>
      <text:p text:style-name="P1">58.1900ms)</text:p>
      <text:p text:style-name="P1">FRAME # <text:s text:c="2"/>113 min val : 0.0000</text:p>
      <text:p text:style-name="P1">max val: 254.0000</text:p>
      <text:p text:style-name="P1">IPM : 17.2140</text:p>
      <text:p text:style-name="P1">Pre : 16.3740</text:p>
      <text:p text:style-name="P1">SHT : 1.3470</text:p>
      <text:p text:style-name="P1">FLC : 0.0050</text:p>
      <text:p text:style-name="P1">PHT : 18.3710</text:p>
      <text:p text:style-name="P1">FSP : 0.0150</text:p>
      <text:p text:style-name="P1">KNN : 3.1230</text:p>
      <text:p text:style-name="P1">CF : 4.0080</text:p>
      <text:p text:style-name="P1">60.5880ms)</text:p>
      <text:p text:style-name="P1">FRAME # <text:s text:c="2"/>114 min val : 0.0000</text:p>
      <text:p text:style-name="P1">max val: 255.0000</text:p>
      <text:p text:style-name="P1">IPM : 16.6070</text:p>
      <text:p text:style-name="P1">Pre : 16.7590</text:p>
      <text:p text:style-name="P1">SHT : 1.1960</text:p>
      <text:p text:style-name="P1">FLC : 0.0030</text:p>
      <text:p text:style-name="P1">PHT : 17.0910</text:p>
      <text:p text:style-name="P1">FSP : 0.0110</text:p>
      <text:p text:style-name="P1">KNN : 3.2740</text:p>
      <text:p text:style-name="P1">CF : 4.1540</text:p>
      <text:p text:style-name="P1"><text:soft-page-break/>59.2110ms)</text:p>
      <text:p text:style-name="P1">FRAME # <text:s text:c="2"/>115 min val : 0.0000</text:p>
      <text:p text:style-name="P1">max val: 254.0000</text:p>
      <text:p text:style-name="P1">IPM : 18.7210</text:p>
      <text:p text:style-name="P1">Pre : 15.6550</text:p>
      <text:p text:style-name="P1">SHT : 1.0170</text:p>
      <text:p text:style-name="P1">FLC : 0.0060</text:p>
      <text:p text:style-name="P1">PHT : 20.6140</text:p>
      <text:p text:style-name="P1">FSP : 0.0110</text:p>
      <text:p text:style-name="P1">KNN : 3.2280</text:p>
      <text:p text:style-name="P1">CF : 4.1480</text:p>
      <text:p text:style-name="P1">63.5430ms)</text:p>
      <text:p text:style-name="P1">FRAME # <text:s text:c="2"/>116 min val : 0.0000</text:p>
      <text:p text:style-name="P1">max val: 255.0000</text:p>
      <text:p text:style-name="P1">IPM : 17.1610</text:p>
      <text:p text:style-name="P1">Pre : 15.7140</text:p>
      <text:p text:style-name="P1">SHT : 0.8460</text:p>
      <text:p text:style-name="P1">FLC : 0.0050</text:p>
      <text:p text:style-name="P1">PHT : 17.2040</text:p>
      <text:p text:style-name="P1">FSP : 0.0100</text:p>
      <text:p text:style-name="P1">KNN : 3.0200</text:p>
      <text:p text:style-name="P1">CF : 3.9230</text:p>
      <text:p text:style-name="P1">57.9960ms)</text:p>
      <text:p text:style-name="P1">FRAME # <text:s text:c="2"/>117 min val : 0.0000</text:p>
      <text:p text:style-name="P1">max val: 254.0000</text:p>
      <text:p text:style-name="P1">IPM : 15.3010</text:p>
      <text:p text:style-name="P1">Pre : 13.7590</text:p>
      <text:p text:style-name="P1">SHT : 0.9530</text:p>
      <text:p text:style-name="P1">FLC : 0.0030</text:p>
      <text:p text:style-name="P1">PHT : 16.5740</text:p>
      <text:p text:style-name="P1">FSP : 0.0110</text:p>
      <text:p text:style-name="P1">KNN : 3.0390</text:p>
      <text:p text:style-name="P1">CF : 4.0650</text:p>
      <text:p text:style-name="P1">53.8360ms)</text:p>
      <text:p text:style-name="P1">FRAME # <text:s text:c="2"/>118 min val : 0.0000</text:p>
      <text:p text:style-name="P1">max val: 254.0000</text:p>
      <text:p text:style-name="P1">IPM : 15.8160</text:p>
      <text:p text:style-name="P1">Pre : 16.9060</text:p>
      <text:p text:style-name="P1">SHT : 1.1800</text:p>
      <text:p text:style-name="P1">FLC : 0.0040</text:p>
      <text:p text:style-name="P1">PHT : 17.2230</text:p>
      <text:p text:style-name="P1">FSP : 0.0100</text:p>
      <text:p text:style-name="P1">KNN : 3.1100</text:p>
      <text:p text:style-name="P1">CF : 4.2180</text:p>
      <text:p text:style-name="P1">58.6580ms)</text:p>
      <text:p text:style-name="P1">FRAME # <text:s text:c="2"/>119 min val : 0.0000</text:p>
      <text:p text:style-name="P1">max val: 254.0000</text:p>
      <text:p text:style-name="P1">IPM : 19.3640</text:p>
      <text:p text:style-name="P1">Pre : 15.5310</text:p>
      <text:p text:style-name="P1">SHT : 1.3720</text:p>
      <text:p text:style-name="P1">FLC : 0.0040</text:p>
      <text:p text:style-name="P1">PHT : 16.9340</text:p>
      <text:p text:style-name="P1"><text:soft-page-break/>FSP : 0.0110</text:p>
      <text:p text:style-name="P1">KNN : 2.9220</text:p>
      <text:p text:style-name="P1">CF : 3.9760</text:p>
      <text:p text:style-name="P1">60.2260ms)</text:p>
      <text:p text:style-name="P1">FRAME # <text:s text:c="2"/>120 min val : 0.0000</text:p>
      <text:p text:style-name="P1">max val: 254.0000</text:p>
      <text:p text:style-name="P1">IPM : 16.9770</text:p>
      <text:p text:style-name="P1">Pre : 17.4820</text:p>
      <text:p text:style-name="P1">SHT : 1.1180</text:p>
      <text:p text:style-name="P1">FLC : 0.0050</text:p>
      <text:p text:style-name="P1">PHT : 18.0250</text:p>
      <text:p text:style-name="P1">FSP : 0.0130</text:p>
      <text:p text:style-name="P1">KNN : 3.2560</text:p>
      <text:p text:style-name="P1">CF : 4.1060</text:p>
      <text:p text:style-name="P1">61.1010ms)</text:p>
      <text:p text:style-name="P1">FRAME # <text:s text:c="2"/>121 min val : 0.0000</text:p>
      <text:p text:style-name="P1">max val: 254.0000</text:p>
      <text:p text:style-name="P1">IPM : 16.9670</text:p>
      <text:p text:style-name="P1">Pre : 14.7230</text:p>
      <text:p text:style-name="P1">SHT : 1.0820</text:p>
      <text:p text:style-name="P1">FLC : 0.0040</text:p>
      <text:p text:style-name="P1">PHT : 17.2730</text:p>
      <text:p text:style-name="P1">FSP : 0.0130</text:p>
      <text:p text:style-name="P1">KNN : 3.0060</text:p>
      <text:p text:style-name="P1">CF : 3.9380</text:p>
      <text:p text:style-name="P1">57.1600ms)</text:p>
      <text:p text:style-name="P1">FRAME # <text:s text:c="2"/>122 min val : 0.0000</text:p>
      <text:p text:style-name="P1">max val: 255.0000</text:p>
      <text:p text:style-name="P1">IPM : 19.1410</text:p>
      <text:p text:style-name="P1">Pre : 17.3570</text:p>
      <text:p text:style-name="P1">SHT : 1.1820</text:p>
      <text:p text:style-name="P1">FLC : 0.0060</text:p>
      <text:p text:style-name="P1">PHT : 16.3880</text:p>
      <text:p text:style-name="P1">FSP : 0.0110</text:p>
      <text:p text:style-name="P1">KNN : 2.9550</text:p>
      <text:p text:style-name="P1">CF : 3.9620</text:p>
      <text:p text:style-name="P1">61.1140ms)</text:p>
      <text:p text:style-name="P1">FRAME # <text:s text:c="2"/>123 min val : 0.0000</text:p>
      <text:p text:style-name="P1">max val: 255.0000</text:p>
      <text:p text:style-name="P1">IPM : 16.5510</text:p>
      <text:p text:style-name="P1">Pre : 14.3520</text:p>
      <text:p text:style-name="P1">SHT : 1.0640</text:p>
      <text:p text:style-name="P1">FLC : 0.0090</text:p>
      <text:p text:style-name="P1">PHT : 16.9670</text:p>
      <text:p text:style-name="P1">FSP : 0.0120</text:p>
      <text:p text:style-name="P1">KNN : 3.0420</text:p>
      <text:p text:style-name="P1">CF : 3.8580</text:p>
      <text:p text:style-name="P1">55.9690ms)</text:p>
      <text:p text:style-name="P1">FRAME # <text:s text:c="2"/>124 min val : 0.0000</text:p>
      <text:p text:style-name="P1">max val: 254.0000</text:p>
      <text:p text:style-name="P1">IPM : 15.7040</text:p>
      <text:p text:style-name="P1">Pre : 14.1820</text:p>
      <text:p text:style-name="P1"><text:soft-page-break/>SHT : 1.0170</text:p>
      <text:p text:style-name="P1">FLC : 0.0050</text:p>
      <text:p text:style-name="P1">PHT : 16.5510</text:p>
      <text:p text:style-name="P1">FSP : 0.0110</text:p>
      <text:p text:style-name="P1">KNN : 2.9840</text:p>
      <text:p text:style-name="P1">CF : 4.0200</text:p>
      <text:p text:style-name="P1">54.7330ms)</text:p>
      <text:p text:style-name="P1">FRAME # <text:s text:c="2"/>125 min val : 0.0000</text:p>
      <text:p text:style-name="P1">max val: 255.0000</text:p>
      <text:p text:style-name="P1">IPM : 21.4740</text:p>
      <text:p text:style-name="P1">Pre : 15.7930</text:p>
      <text:p text:style-name="P1">SHT : 1.1790</text:p>
      <text:p text:style-name="P1">FLC : 0.0060</text:p>
      <text:p text:style-name="P1">PHT : 17.3950</text:p>
      <text:p text:style-name="P1">FSP : 0.0100</text:p>
      <text:p text:style-name="P1">KNN : 2.8580</text:p>
      <text:p text:style-name="P1">CF : 3.9260</text:p>
      <text:p text:style-name="P1">62.7670ms)</text:p>
      <text:p text:style-name="P1">FRAME # <text:s text:c="2"/>126 min val : 0.0000</text:p>
      <text:p text:style-name="P1">max val: 255.0000</text:p>
      <text:p text:style-name="P1">IPM : 16.0020</text:p>
      <text:p text:style-name="P1">Pre : 14.6170</text:p>
      <text:p text:style-name="P1">SHT : 1.2130</text:p>
      <text:p text:style-name="P1">FLC : 0.0120</text:p>
      <text:p text:style-name="P1">PHT : 18.0030</text:p>
      <text:p text:style-name="P1">FSP : 0.0100</text:p>
      <text:p text:style-name="P1">KNN : 3.2020</text:p>
      <text:p text:style-name="P1">CF : 4.1240</text:p>
      <text:p text:style-name="P1">57.2990ms)</text:p>
      <text:p text:style-name="P1">FRAME # <text:s text:c="2"/>127 min val : 0.0000</text:p>
      <text:p text:style-name="P1">max val: 254.0000</text:p>
      <text:p text:style-name="P1">IPM : 16.3430</text:p>
      <text:p text:style-name="P1">Pre : 14.3790</text:p>
      <text:p text:style-name="P1">SHT : 0.9180</text:p>
      <text:p text:style-name="P1">FLC : 0.0040</text:p>
      <text:p text:style-name="P1">PHT : 16.3350</text:p>
      <text:p text:style-name="P1">FSP : 0.0110</text:p>
      <text:p text:style-name="P1">KNN : 3.0640</text:p>
      <text:p text:style-name="P1">CF : 4.0050</text:p>
      <text:p text:style-name="P1">55.1980ms)</text:p>
      <text:p text:style-name="P1">FRAME # <text:s text:c="2"/>128 min val : 0.0000</text:p>
      <text:p text:style-name="P1">max val: 254.0000</text:p>
      <text:p text:style-name="P1">IPM : 18.3140</text:p>
      <text:p text:style-name="P1">Pre : 15.1040</text:p>
      <text:p text:style-name="P1">SHT : 1.2070</text:p>
      <text:p text:style-name="P1">FLC : 0.0040</text:p>
      <text:p text:style-name="P1">PHT : 17.3210</text:p>
      <text:p text:style-name="P1">FSP : 0.0110</text:p>
      <text:p text:style-name="P1">KNN : 3.0530</text:p>
      <text:p text:style-name="P1">CF : 4.1430</text:p>
      <text:p text:style-name="P1">59.2860ms)</text:p>
      <text:p text:style-name="P1">FRAME # <text:s text:c="2"/>129 min val : 0.0000</text:p>
      <text:p text:style-name="P1"><text:soft-page-break/>max val: 254.0000</text:p>
      <text:p text:style-name="P1">IPM : 15.7990</text:p>
      <text:p text:style-name="P1">Pre : 15.4360</text:p>
      <text:p text:style-name="P1">SHT : 1.5010</text:p>
      <text:p text:style-name="P1">FLC : 0.0070</text:p>
      <text:p text:style-name="P1">PHT : 17.6680</text:p>
      <text:p text:style-name="P1">FSP : 0.0100</text:p>
      <text:p text:style-name="P1">KNN : 3.0290</text:p>
      <text:p text:style-name="P1">CF : 3.8990</text:p>
      <text:p text:style-name="P1">57.4800ms)</text:p>
      <text:p text:style-name="P1">FRAME # <text:s text:c="2"/>130 min val : 0.0000</text:p>
      <text:p text:style-name="P1">max val: 254.0000</text:p>
      <text:p text:style-name="P1">IPM : 17.0640</text:p>
      <text:p text:style-name="P1">Pre : 16.8990</text:p>
      <text:p text:style-name="P1">SHT : 1.2350</text:p>
      <text:p text:style-name="P1">FLC : 0.0040</text:p>
      <text:p text:style-name="P1">PHT : 19.0240</text:p>
      <text:p text:style-name="P1">FSP : 0.0110</text:p>
      <text:p text:style-name="P1">KNN : 3.3000</text:p>
      <text:p text:style-name="P1">CF : 4.2190</text:p>
      <text:p text:style-name="P1">61.8760ms)</text:p>
      <text:p text:style-name="P1">FRAME # <text:s text:c="2"/>131 min val : 0.0000</text:p>
      <text:p text:style-name="P1">max val: 255.0000</text:p>
      <text:p text:style-name="P1">IPM : 15.8310</text:p>
      <text:p text:style-name="P1">Pre : 13.9440</text:p>
      <text:p text:style-name="P1">SHT : 0.8760</text:p>
      <text:p text:style-name="P1">FLC : 0.0040</text:p>
      <text:p text:style-name="P1">PHT : 16.3580</text:p>
      <text:p text:style-name="P1">FSP : 0.0120</text:p>
      <text:p text:style-name="P1">KNN : 2.9490</text:p>
      <text:p text:style-name="P1">CF : 3.9420</text:p>
      <text:p text:style-name="P1">54.0620ms)</text:p>
      <text:p text:style-name="P1">FRAME # <text:s text:c="2"/>132 min val : 0.0000</text:p>
      <text:p text:style-name="P1">max val: 254.0000</text:p>
      <text:p text:style-name="P1">IPM : 18.2800</text:p>
      <text:p text:style-name="P1">Pre : 15.2370</text:p>
      <text:p text:style-name="P1">SHT : 1.5350</text:p>
      <text:p text:style-name="P1">FLC : 0.0070</text:p>
      <text:p text:style-name="P1">PHT : 21.1060</text:p>
      <text:p text:style-name="P1">FSP : 0.0120</text:p>
      <text:p text:style-name="P1">KNN : 3.3220</text:p>
      <text:p text:style-name="P1">CF : 3.9700</text:p>
      <text:p text:style-name="P1">63.6140ms)</text:p>
      <text:p text:style-name="P1">FRAME # <text:s text:c="2"/>133 min val : 0.0000</text:p>
      <text:p text:style-name="P1">max val: 255.0000</text:p>
      <text:p text:style-name="P1">IPM : 20.6470</text:p>
      <text:p text:style-name="P1">Pre : 16.7580</text:p>
      <text:p text:style-name="P1">SHT : 1.2470</text:p>
      <text:p text:style-name="P1">FLC : 0.0080</text:p>
      <text:p text:style-name="P1">PHT : 17.6540</text:p>
      <text:p text:style-name="P1">FSP : 0.0100</text:p>
      <text:p text:style-name="P1">KNN : 3.0790</text:p>
      <text:p text:style-name="P1"><text:soft-page-break/>CF : 4.1250</text:p>
      <text:p text:style-name="P1">63.6460ms)</text:p>
      <text:p text:style-name="P1">FRAME # <text:s text:c="2"/>134 min val : 0.0000</text:p>
      <text:p text:style-name="P1">max val: 254.0000</text:p>
      <text:p text:style-name="P1">IPM : 16.9390</text:p>
      <text:p text:style-name="P1">Pre : 14.5340</text:p>
      <text:p text:style-name="P1">SHT : 0.9160</text:p>
      <text:p text:style-name="P1">FLC : 0.0040</text:p>
      <text:p text:style-name="P1">PHT : 17.3910</text:p>
      <text:p text:style-name="P1">FSP : 0.0100</text:p>
      <text:p text:style-name="P1">KNN : 2.9720</text:p>
      <text:p text:style-name="P1">CF : 3.9580</text:p>
      <text:p text:style-name="P1">56.8370ms)</text:p>
      <text:p text:style-name="P1">FRAME # <text:s text:c="2"/>135 min val : 0.0000</text:p>
      <text:p text:style-name="P1">max val: 254.0000</text:p>
      <text:p text:style-name="P1">IPM : 16.1420</text:p>
      <text:p text:style-name="P1">Pre : 17.3850</text:p>
      <text:p text:style-name="P1">SHT : 1.0130</text:p>
      <text:p text:style-name="P1">FLC : 0.0050</text:p>
      <text:p text:style-name="P1">PHT : 20.4640</text:p>
      <text:p text:style-name="P1">FSP : 0.0120</text:p>
      <text:p text:style-name="P1">KNN : 3.2320</text:p>
      <text:p text:style-name="P1">CF : 4.3220</text:p>
      <text:p text:style-name="P1">62.7580ms)</text:p>
      <text:p text:style-name="P1">FRAME # <text:s text:c="2"/>136 min val : 0.0000</text:p>
      <text:p text:style-name="P1">max val: 254.0000</text:p>
      <text:p text:style-name="P1">IPM : 19.2380</text:p>
      <text:p text:style-name="P1">Pre : 16.3990</text:p>
      <text:p text:style-name="P1">SHT : 0.9700</text:p>
      <text:p text:style-name="P1">FLC : 0.0050</text:p>
      <text:p text:style-name="P1">PHT : 17.0410</text:p>
      <text:p text:style-name="P1">FSP : 0.0180</text:p>
      <text:p text:style-name="P1">KNN : 3.1280</text:p>
      <text:p text:style-name="P1">CF : 4.1210</text:p>
      <text:p text:style-name="P1">61.0590ms)</text:p>
      <text:p text:style-name="P1">FRAME # <text:s text:c="2"/>137 min val : 0.0000</text:p>
      <text:p text:style-name="P1">max val: 254.0000</text:p>
      <text:p text:style-name="P1">IPM : 17.2490</text:p>
      <text:p text:style-name="P1">Pre : 16.1560</text:p>
      <text:p text:style-name="P1">SHT : 1.2380</text:p>
      <text:p text:style-name="P1">FLC : 0.0050</text:p>
      <text:p text:style-name="P1">PHT : 17.7880</text:p>
      <text:p text:style-name="P1">FSP : 0.0160</text:p>
      <text:p text:style-name="P1">KNN : 3.0870</text:p>
      <text:p text:style-name="P1">CF : 4.1350</text:p>
      <text:p text:style-name="P1">59.7890ms)</text:p>
      <text:p text:style-name="P1">FRAME # <text:s text:c="2"/>138 min val : 0.0000</text:p>
      <text:p text:style-name="P1">max val: 254.0000</text:p>
      <text:p text:style-name="P1">IPM : 15.5320</text:p>
      <text:p text:style-name="P1">Pre : 15.0140</text:p>
      <text:p text:style-name="P1">SHT : 1.0880</text:p>
      <text:p text:style-name="P1">FLC : 0.0040</text:p>
      <text:p text:style-name="P1"><text:soft-page-break/>PHT : 16.6230</text:p>
      <text:p text:style-name="P1">FSP : 0.0100</text:p>
      <text:p text:style-name="P1">KNN : 3.0240</text:p>
      <text:p text:style-name="P1">CF : 3.9970</text:p>
      <text:p text:style-name="P1">55.4910ms)</text:p>
      <text:p text:style-name="P1">FRAME # <text:s text:c="2"/>139 min val : 0.0000</text:p>
      <text:p text:style-name="P1">max val: 255.0000</text:p>
      <text:p text:style-name="P1">IPM : 16.5640</text:p>
      <text:p text:style-name="P1">Pre : 16.6970</text:p>
      <text:p text:style-name="P1">SHT : 0.9710</text:p>
      <text:p text:style-name="P1">FLC : 0.0050</text:p>
      <text:p text:style-name="P1">PHT : 17.6270</text:p>
      <text:p text:style-name="P1">FSP : 0.0100</text:p>
      <text:p text:style-name="P1">KNN : 3.0580</text:p>
      <text:p text:style-name="P1">CF : 4.1440</text:p>
      <text:p text:style-name="P1">59.2300ms)</text:p>
      <text:p text:style-name="P1">FRAME # <text:s text:c="2"/>140 min val : 0.0000</text:p>
      <text:p text:style-name="P1">max val: 254.0000</text:p>
      <text:p text:style-name="P1">IPM : 18.4520</text:p>
      <text:p text:style-name="P1">Pre : 14.8230</text:p>
      <text:p text:style-name="P1">SHT : 1.0010</text:p>
      <text:p text:style-name="P1">FLC : 0.0040</text:p>
      <text:p text:style-name="P1">PHT : 17.3570</text:p>
      <text:p text:style-name="P1">FSP : 0.0100</text:p>
      <text:p text:style-name="P1">KNN : 3.0910</text:p>
      <text:p text:style-name="P1">CF : 4.1570</text:p>
      <text:p text:style-name="P1">59.0190ms)</text:p>
      <text:p text:style-name="P1">FRAME # <text:s text:c="2"/>141 min val : 0.0000</text:p>
      <text:p text:style-name="P1">max val: 254.0000</text:p>
      <text:p text:style-name="P1">IPM : 16.6060</text:p>
      <text:p text:style-name="P1">Pre : 16.1340</text:p>
      <text:p text:style-name="P1">SHT : 1.1890</text:p>
      <text:p text:style-name="P1">FLC : 0.0050</text:p>
      <text:p text:style-name="P1">PHT : 18.2250</text:p>
      <text:p text:style-name="P1">FSP : 0.0120</text:p>
      <text:p text:style-name="P1">KNN : 3.0000</text:p>
      <text:p text:style-name="P1">CF : 4.2360</text:p>
      <text:p text:style-name="P1">59.5170ms)</text:p>
      <text:p text:style-name="P1">FRAME # <text:s text:c="2"/>142 min val : 0.0000</text:p>
      <text:p text:style-name="P1">max val: 254.0000</text:p>
      <text:p text:style-name="P1">IPM : 15.5170</text:p>
      <text:p text:style-name="P1">Pre : 13.8730</text:p>
      <text:p text:style-name="P1">SHT : 0.9270</text:p>
      <text:p text:style-name="P1">FLC : 0.0040</text:p>
      <text:p text:style-name="P1">PHT : 16.4270</text:p>
      <text:p text:style-name="P1">FSP : 0.0120</text:p>
      <text:p text:style-name="P1">KNN : 3.0190</text:p>
      <text:p text:style-name="P1">CF : 4.0070</text:p>
      <text:p text:style-name="P1">53.9630ms)</text:p>
      <text:p text:style-name="P1">FRAME # <text:s text:c="2"/>143 min val : 0.0000</text:p>
      <text:p text:style-name="P1">max val: 255.0000</text:p>
      <text:p text:style-name="P1">IPM : 18.2640</text:p>
      <text:p text:style-name="P1"><text:soft-page-break/>Pre : 16.0510</text:p>
      <text:p text:style-name="P1">SHT : 0.9560</text:p>
      <text:p text:style-name="P1">FLC : 0.0050</text:p>
      <text:p text:style-name="P1">PHT : 19.0710</text:p>
      <text:p text:style-name="P1">FSP : 0.0130</text:p>
      <text:p text:style-name="P1">KNN : 3.8820</text:p>
      <text:p text:style-name="P1">CF : 5.0750</text:p>
      <text:p text:style-name="P1">63.4650ms)</text:p>
      <text:p text:style-name="P1">FRAME # <text:s text:c="2"/>144 min val : 0.0000</text:p>
      <text:p text:style-name="P1">max val: 254.0000</text:p>
      <text:p text:style-name="P1">IPM : 18.1230</text:p>
      <text:p text:style-name="P1">Pre : 18.6210</text:p>
      <text:p text:style-name="P1">SHT : 1.4270</text:p>
      <text:p text:style-name="P1">FLC : 0.0080</text:p>
      <text:p text:style-name="P1">PHT : 18.1780</text:p>
      <text:p text:style-name="P1">FSP : 0.0110</text:p>
      <text:p text:style-name="P1">KNN : 3.1210</text:p>
      <text:p text:style-name="P1">CF : 4.1550</text:p>
      <text:p text:style-name="P1">63.8000ms)</text:p>
      <text:p text:style-name="P1">FRAME # <text:s text:c="2"/>145 min val : 0.0000</text:p>
      <text:p text:style-name="P1">max val: 254.0000</text:p>
      <text:p text:style-name="P1">IPM : 17.2930</text:p>
      <text:p text:style-name="P1">Pre : 19.8790</text:p>
      <text:p text:style-name="P1">SHT : 1.2200</text:p>
      <text:p text:style-name="P1">FLC : 0.0060</text:p>
      <text:p text:style-name="P1">PHT : 17.2070</text:p>
      <text:p text:style-name="P1">FSP : 0.0100</text:p>
      <text:p text:style-name="P1">KNN : 2.9160</text:p>
      <text:p text:style-name="P1">CF : 3.9480</text:p>
      <text:p text:style-name="P1">62.6280ms)</text:p>
      <text:p text:style-name="P1">FRAME # <text:s text:c="2"/>146 min val : 0.0000</text:p>
      <text:p text:style-name="P1">max val: 254.0000</text:p>
      <text:p text:style-name="P1">IPM : 17.0190</text:p>
      <text:p text:style-name="P1">Pre : 14.5440</text:p>
      <text:p text:style-name="P1">SHT : 1.0110</text:p>
      <text:p text:style-name="P1">FLC : 0.0050</text:p>
      <text:p text:style-name="P1">PHT : 16.8310</text:p>
      <text:p text:style-name="P1">FSP : 0.0120</text:p>
      <text:p text:style-name="P1">KNN : 3.0370</text:p>
      <text:p text:style-name="P1">CF : 3.9370</text:p>
      <text:p text:style-name="P1">56.5870ms)</text:p>
      <text:p text:style-name="P1">FRAME # <text:s text:c="2"/>147 min val : 0.0000</text:p>
      <text:p text:style-name="P1">max val: 255.0000</text:p>
      <text:p text:style-name="P1">IPM : 20.3080</text:p>
      <text:p text:style-name="P1">Pre : 17.5280</text:p>
      <text:p text:style-name="P1">SHT : 1.0010</text:p>
      <text:p text:style-name="P1">FLC : 0.0050</text:p>
      <text:p text:style-name="P1">PHT : 16.6310</text:p>
      <text:p text:style-name="P1">FSP : 0.0120</text:p>
      <text:p text:style-name="P1">KNN : 2.8680</text:p>
      <text:p text:style-name="P1">CF : 3.9620</text:p>
      <text:p text:style-name="P1">62.4680ms)</text:p>
      <text:p text:style-name="P1"><text:soft-page-break/>FRAME # <text:s text:c="2"/>148 min val : 0.0000</text:p>
      <text:p text:style-name="P1">max val: 255.0000</text:p>
      <text:p text:style-name="P1">IPM : 15.6390</text:p>
      <text:p text:style-name="P1">Pre : 14.2210</text:p>
      <text:p text:style-name="P1">SHT : 0.8720</text:p>
      <text:p text:style-name="P1">FLC : 0.0040</text:p>
      <text:p text:style-name="P1">PHT : 17.1180</text:p>
      <text:p text:style-name="P1">FSP : 0.0130</text:p>
      <text:p text:style-name="P1">KNN : 3.0640</text:p>
      <text:p text:style-name="P1">CF : 3.9720</text:p>
      <text:p text:style-name="P1">55.0690ms)</text:p>
      <text:p text:style-name="P1">FRAME # <text:s text:c="2"/>149 min val : 0.0000</text:p>
      <text:p text:style-name="P1">max val: 255.0000</text:p>
      <text:p text:style-name="P1">IPM : 15.8270</text:p>
      <text:p text:style-name="P1">Pre : 15.9050</text:p>
      <text:p text:style-name="P1">SHT : 0.9770</text:p>
      <text:p text:style-name="P1">FLC : 0.0040</text:p>
      <text:p text:style-name="P1">PHT : 18.2280</text:p>
      <text:p text:style-name="P1">FSP : 0.0100</text:p>
      <text:p text:style-name="P1">KNN : 3.0310</text:p>
      <text:p text:style-name="P1">CF : 3.9880</text:p>
      <text:p text:style-name="P1">58.1520ms)</text:p>
      <text:p text:style-name="P1">FRAME # <text:s text:c="2"/>150 min val : 0.0000</text:p>
      <text:p text:style-name="P1">max val: 254.0000</text:p>
      <text:p text:style-name="P1">IPM : 18.9050</text:p>
      <text:p text:style-name="P1">Pre : 16.0210</text:p>
      <text:p text:style-name="P1">SHT : 1.0900</text:p>
      <text:p text:style-name="P1">FLC : 0.0050</text:p>
      <text:p text:style-name="P1">PHT : 16.8380</text:p>
      <text:p text:style-name="P1">FSP : 0.0110</text:p>
      <text:p text:style-name="P1">KNN : 3.0500</text:p>
      <text:p text:style-name="P1">CF : 3.9790</text:p>
      <text:p text:style-name="P1">60.0360ms)</text:p>
      <text:p text:style-name="P1">FRAME # <text:s text:c="2"/>151 min val : 0.0000</text:p>
      <text:p text:style-name="P1">max val: 254.0000</text:p>
      <text:p text:style-name="P1">IPM : 15.3000</text:p>
      <text:p text:style-name="P1">Pre : 16.0470</text:p>
      <text:p text:style-name="P1">SHT : 0.9680</text:p>
      <text:p text:style-name="P1">FLC : 0.0060</text:p>
      <text:p text:style-name="P1">PHT : 18.1880</text:p>
      <text:p text:style-name="P1">FSP : 0.0100</text:p>
      <text:p text:style-name="P1">KNN : 2.8700</text:p>
      <text:p text:style-name="P1">CF : 3.8810</text:p>
      <text:p text:style-name="P1">57.4440ms)</text:p>
      <text:p text:style-name="P1">FRAME # <text:s text:c="2"/>152 min val : 0.0000</text:p>
      <text:p text:style-name="P1">max val: 254.0000</text:p>
      <text:p text:style-name="P1">IPM : 15.2760</text:p>
      <text:p text:style-name="P1">Pre : 15.5700</text:p>
      <text:p text:style-name="P1">SHT : 1.0010</text:p>
      <text:p text:style-name="P1">FLC : 0.0040</text:p>
      <text:p text:style-name="P1">PHT : 17.2500</text:p>
      <text:p text:style-name="P1">FSP : 0.0120</text:p>
      <text:p text:style-name="P1"><text:soft-page-break/>KNN : 3.0910</text:p>
      <text:p text:style-name="P1">CF : 4.2620</text:p>
      <text:p text:style-name="P1">56.6320ms)</text:p>
      <text:p text:style-name="P1">FRAME # <text:s text:c="2"/>153 min val : 0.0000</text:p>
      <text:p text:style-name="P1">max val: 254.0000</text:p>
      <text:p text:style-name="P1">IPM : 17.3580</text:p>
      <text:p text:style-name="P1">Pre : 15.6980</text:p>
      <text:p text:style-name="P1">SHT : 0.9550</text:p>
      <text:p text:style-name="P1">FLC : 0.0030</text:p>
      <text:p text:style-name="P1">PHT : 16.3530</text:p>
      <text:p text:style-name="P1">FSP : 0.0120</text:p>
      <text:p text:style-name="P1">KNN : 3.0120</text:p>
      <text:p text:style-name="P1">CF : 3.9380</text:p>
      <text:p text:style-name="P1">57.4680ms)</text:p>
      <text:p text:style-name="P1">FRAME # <text:s text:c="2"/>154 min val : 0.0000</text:p>
      <text:p text:style-name="P1">max val: 254.0000</text:p>
      <text:p text:style-name="P1">IPM : 15.9680</text:p>
      <text:p text:style-name="P1">Pre : 16.9870</text:p>
      <text:p text:style-name="P1">SHT : 1.0980</text:p>
      <text:p text:style-name="P1">FLC : 0.0030</text:p>
      <text:p text:style-name="P1">PHT : 17.2050</text:p>
      <text:p text:style-name="P1">FSP : 0.0100</text:p>
      <text:p text:style-name="P1">KNN : 3.1400</text:p>
      <text:p text:style-name="P1">CF : 4.1280</text:p>
      <text:p text:style-name="P1">58.6650ms)</text:p>
      <text:p text:style-name="P1">FRAME # <text:s text:c="2"/>155 min val : 0.0000</text:p>
      <text:p text:style-name="P1">max val: 254.0000</text:p>
      <text:p text:style-name="P1">IPM : 16.1460</text:p>
      <text:p text:style-name="P1">Pre : 14.5810</text:p>
      <text:p text:style-name="P1">SHT : 0.9400</text:p>
      <text:p text:style-name="P1">FLC : 0.0030</text:p>
      <text:p text:style-name="P1">PHT : 17.5730</text:p>
      <text:p text:style-name="P1">FSP : 0.0120</text:p>
      <text:p text:style-name="P1">KNN : 3.2810</text:p>
      <text:p text:style-name="P1">CF : 4.2680</text:p>
      <text:p text:style-name="P1">56.9590ms)</text:p>
      <text:p text:style-name="P1">FRAME # <text:s text:c="2"/>156 min val : 0.0000</text:p>
      <text:p text:style-name="P1">max val: 254.0000</text:p>
      <text:p text:style-name="P1">IPM : 17.0770</text:p>
      <text:p text:style-name="P1">Pre : 16.1560</text:p>
      <text:p text:style-name="P1">SHT : 1.2550</text:p>
      <text:p text:style-name="P1">FLC : 0.0050</text:p>
      <text:p text:style-name="P1">PHT : 17.3570</text:p>
      <text:p text:style-name="P1">FSP : 0.0130</text:p>
      <text:p text:style-name="P1">KNN : 3.2810</text:p>
      <text:p text:style-name="P1">CF : 4.0990</text:p>
      <text:p text:style-name="P1">59.3590ms)</text:p>
      <text:p text:style-name="P1">FRAME # <text:s text:c="2"/>157 min val : 0.0000</text:p>
      <text:p text:style-name="P1">max val: 254.0000</text:p>
      <text:p text:style-name="P1">IPM : 15.4010</text:p>
      <text:p text:style-name="P1">Pre : 15.3480</text:p>
      <text:p text:style-name="P1">SHT : 0.9660</text:p>
      <text:p text:style-name="P1"><text:soft-page-break/>FLC : 0.0030</text:p>
      <text:p text:style-name="P1">PHT : 17.4330</text:p>
      <text:p text:style-name="P1">FSP : 0.0130</text:p>
      <text:p text:style-name="P1">KNN : 3.1780</text:p>
      <text:p text:style-name="P1">CF : 4.1570</text:p>
      <text:p text:style-name="P1">56.6190ms)</text:p>
      <text:p text:style-name="P1">FRAME # <text:s text:c="2"/>158 min val : 0.0000</text:p>
      <text:p text:style-name="P1">max val: 254.0000</text:p>
      <text:p text:style-name="P1">IPM : 15.5080</text:p>
      <text:p text:style-name="P1">Pre : 14.6000</text:p>
      <text:p text:style-name="P1">SHT : 0.9300</text:p>
      <text:p text:style-name="P1">FLC : 0.0040</text:p>
      <text:p text:style-name="P1">PHT : 17.4900</text:p>
      <text:p text:style-name="P1">FSP : 0.0130</text:p>
      <text:p text:style-name="P1">KNN : 3.2280</text:p>
      <text:p text:style-name="P1">CF : 4.2560</text:p>
      <text:p text:style-name="P1">56.1900ms)</text:p>
      <text:p text:style-name="P1">FRAME # <text:s text:c="2"/>159 min val : 0.0000</text:p>
      <text:p text:style-name="P1">max val: 255.0000</text:p>
      <text:p text:style-name="P1">IPM : 16.1650</text:p>
      <text:p text:style-name="P1">Pre : 15.4950</text:p>
      <text:p text:style-name="P1">SHT : 1.0190</text:p>
      <text:p text:style-name="P1">FLC : 0.0040</text:p>
      <text:p text:style-name="P1">PHT : 17.4200</text:p>
      <text:p text:style-name="P1">FSP : 0.0110</text:p>
      <text:p text:style-name="P1">KNN : 3.1440</text:p>
      <text:p text:style-name="P1">CF : 4.1090</text:p>
      <text:p text:style-name="P1">57.4860ms)</text:p>
      <text:p text:style-name="P1">FRAME # <text:s text:c="2"/>160 min val : 0.0000</text:p>
      <text:p text:style-name="P1">max val: 254.0000</text:p>
      <text:p text:style-name="P1">IPM : 15.7220</text:p>
      <text:p text:style-name="P1">Pre : 15.6660</text:p>
      <text:p text:style-name="P1">SHT : 1.2330</text:p>
      <text:p text:style-name="P1">FLC : 0.0060</text:p>
      <text:p text:style-name="P1">PHT : 17.3640</text:p>
      <text:p text:style-name="P1">FSP : 0.0100</text:p>
      <text:p text:style-name="P1">KNN : 3.1910</text:p>
      <text:p text:style-name="P1">CF : 4.1600</text:p>
      <text:p text:style-name="P1">57.4640ms)</text:p>
      <text:p text:style-name="P1">FRAME # <text:s text:c="2"/>161 min val : 0.0000</text:p>
      <text:p text:style-name="P1">max val: 254.0000</text:p>
      <text:p text:style-name="P1">IPM : 15.4070</text:p>
      <text:p text:style-name="P1">Pre : 14.1810</text:p>
      <text:p text:style-name="P1">SHT : 0.9190</text:p>
      <text:p text:style-name="P1">FLC : 0.0040</text:p>
      <text:p text:style-name="P1">PHT : 17.2310</text:p>
      <text:p text:style-name="P1">FSP : 0.0120</text:p>
      <text:p text:style-name="P1">KNN : 3.0190</text:p>
      <text:p text:style-name="P1">CF : 3.9240</text:p>
      <text:p text:style-name="P1">54.8570ms)</text:p>
      <text:p text:style-name="P1">FRAME # <text:s text:c="2"/>162 min val : 0.0000</text:p>
      <text:p text:style-name="P1">max val: 255.0000</text:p>
      <text:p text:style-name="P1"><text:soft-page-break/>IPM : 16.8170</text:p>
      <text:p text:style-name="P1">Pre : 14.4650</text:p>
      <text:p text:style-name="P1">SHT : 0.9380</text:p>
      <text:p text:style-name="P1">FLC : 0.0030</text:p>
      <text:p text:style-name="P1">PHT : 16.5510</text:p>
      <text:p text:style-name="P1">FSP : 0.0100</text:p>
      <text:p text:style-name="P1">KNN : 3.0410</text:p>
      <text:p text:style-name="P1">CF : 3.8940</text:p>
      <text:p text:style-name="P1">55.8390ms)</text:p>
      <text:p text:style-name="P1">FRAME # <text:s text:c="2"/>163 min val : 0.0000</text:p>
      <text:p text:style-name="P1">max val: 254.0000</text:p>
      <text:p text:style-name="P1">IPM : 15.2170</text:p>
      <text:p text:style-name="P1">Pre : 16.7410</text:p>
      <text:p text:style-name="P1">SHT : 1.2310</text:p>
      <text:p text:style-name="P1">FLC : 0.0050</text:p>
      <text:p text:style-name="P1">PHT : 17.1930</text:p>
      <text:p text:style-name="P1">FSP : 0.0100</text:p>
      <text:p text:style-name="P1">KNN : 3.0220</text:p>
      <text:p text:style-name="P1">CF : 3.9330</text:p>
      <text:p text:style-name="P1">57.4660ms)</text:p>
      <text:p text:style-name="P1">FRAME # <text:s text:c="2"/>164 min val : 0.0000</text:p>
      <text:p text:style-name="P1">max val: 254.0000</text:p>
      <text:p text:style-name="P1">IPM : 15.0280</text:p>
      <text:p text:style-name="P1">Pre : 16.7020</text:p>
      <text:p text:style-name="P1">SHT : 1.2150</text:p>
      <text:p text:style-name="P1">FLC : 0.0050</text:p>
      <text:p text:style-name="P1">PHT : 18.9400</text:p>
      <text:p text:style-name="P1">FSP : 0.0110</text:p>
      <text:p text:style-name="P1">KNN : 3.0390</text:p>
      <text:p text:style-name="P1">CF : 4.0350</text:p>
      <text:p text:style-name="P1">59.0840ms)</text:p>
      <text:p text:style-name="P1">FRAME # <text:s text:c="2"/>165 min val : 0.0000</text:p>
      <text:p text:style-name="P1">max val: 254.0000</text:p>
      <text:p text:style-name="P1">IPM : 15.0880</text:p>
      <text:p text:style-name="P1">Pre : 14.0620</text:p>
      <text:p text:style-name="P1">SHT : 0.9850</text:p>
      <text:p text:style-name="P1">FLC : 0.0040</text:p>
      <text:p text:style-name="P1">PHT : 16.4430</text:p>
      <text:p text:style-name="P1">FSP : 0.0100</text:p>
      <text:p text:style-name="P1">KNN : 3.0390</text:p>
      <text:p text:style-name="P1">CF : 3.9470</text:p>
      <text:p text:style-name="P1">53.7240ms)</text:p>
      <text:p text:style-name="P1">FRAME # <text:s text:c="2"/>166 min val : 0.0000</text:p>
      <text:p text:style-name="P1">max val: 255.0000</text:p>
      <text:p text:style-name="P1">IPM : 18.1190</text:p>
      <text:p text:style-name="P1">Pre : 14.9520</text:p>
      <text:p text:style-name="P1">SHT : 1.0070</text:p>
      <text:p text:style-name="P1">FLC : 0.0060</text:p>
      <text:p text:style-name="P1">PHT : 16.7800</text:p>
      <text:p text:style-name="P1">FSP : 0.0140</text:p>
      <text:p text:style-name="P1">KNN : 2.9140</text:p>
      <text:p text:style-name="P1">CF : 3.9240</text:p>
      <text:p text:style-name="P1"><text:soft-page-break/>57.8300ms)</text:p>
      <text:p text:style-name="P1">FRAME # <text:s text:c="2"/>167 min val : 0.0000</text:p>
      <text:p text:style-name="P1">max val: 254.0000</text:p>
      <text:p text:style-name="P1">IPM : 16.4860</text:p>
      <text:p text:style-name="P1">Pre : 16.9700</text:p>
      <text:p text:style-name="P1">SHT : 1.2990</text:p>
      <text:p text:style-name="P1">FLC : 0.0060</text:p>
      <text:p text:style-name="P1">PHT : 18.2220</text:p>
      <text:p text:style-name="P1">FSP : 0.0100</text:p>
      <text:p text:style-name="P1">KNN : 2.8680</text:p>
      <text:p text:style-name="P1">CF : 3.8880</text:p>
      <text:p text:style-name="P1">59.8670ms)</text:p>
      <text:p text:style-name="P1">FRAME # <text:s text:c="2"/>168 min val : 0.0000</text:p>
      <text:p text:style-name="P1">max val: 254.0000</text:p>
      <text:p text:style-name="P1">IPM : 15.5730</text:p>
      <text:p text:style-name="P1">Pre : 13.9920</text:p>
      <text:p text:style-name="P1">SHT : 0.9330</text:p>
      <text:p text:style-name="P1">FLC : 0.0040</text:p>
      <text:p text:style-name="P1">PHT : 16.9600</text:p>
      <text:p text:style-name="P1">FSP : 0.0100</text:p>
      <text:p text:style-name="P1">KNN : 2.8870</text:p>
      <text:p text:style-name="P1">CF : 4.0300</text:p>
      <text:p text:style-name="P1">54.5370ms)</text:p>
      <text:p text:style-name="P1">FRAME # <text:s text:c="2"/>169 min val : 0.0000</text:p>
      <text:p text:style-name="P1">max val: 254.0000</text:p>
      <text:p text:style-name="P1">IPM : 18.3670</text:p>
      <text:p text:style-name="P1">Pre : 15.0360</text:p>
      <text:p text:style-name="P1">SHT : 1.0160</text:p>
      <text:p text:style-name="P1">FLC : 0.0040</text:p>
      <text:p text:style-name="P1">PHT : 17.1170</text:p>
      <text:p text:style-name="P1">FSP : 0.0100</text:p>
      <text:p text:style-name="P1">KNN : 3.0810</text:p>
      <text:p text:style-name="P1">CF : 3.8980</text:p>
      <text:p text:style-name="P1">58.6450ms)</text:p>
      <text:p text:style-name="P1">FRAME # <text:s text:c="2"/>170 min val : 0.0000</text:p>
      <text:p text:style-name="P1">max val: 254.0000</text:p>
      <text:p text:style-name="P1">IPM : 16.5480</text:p>
      <text:p text:style-name="P1">Pre : 15.7050</text:p>
      <text:p text:style-name="P1">SHT : 1.3620</text:p>
      <text:p text:style-name="P1">FLC : 0.0050</text:p>
      <text:p text:style-name="P1">PHT : 17.2940</text:p>
      <text:p text:style-name="P1">FSP : 0.0100</text:p>
      <text:p text:style-name="P1">KNN : 2.8190</text:p>
      <text:p text:style-name="P1">CF : 3.9330</text:p>
      <text:p text:style-name="P1">57.8250ms)</text:p>
      <text:p text:style-name="P1">FRAME # <text:s text:c="2"/>171 min val : 0.0000</text:p>
      <text:p text:style-name="P1">max val: 254.0000</text:p>
      <text:p text:style-name="P1">IPM : 16.9480</text:p>
      <text:p text:style-name="P1">Pre : 14.8540</text:p>
      <text:p text:style-name="P1">SHT : 1.5890</text:p>
      <text:p text:style-name="P1">FLC : 0.0050</text:p>
      <text:p text:style-name="P1">PHT : 16.8660</text:p>
      <text:p text:style-name="P1"><text:soft-page-break/>FSP : 0.0140</text:p>
      <text:p text:style-name="P1">KNN : 3.0820</text:p>
      <text:p text:style-name="P1">CF : 4.0610</text:p>
      <text:p text:style-name="P1">57.5750m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13:03:42.171793734</meta:creation-date>
    <dc:date>2017-11-01T13:04:08.687519051</dc:date>
    <meta:editing-duration>PT26S</meta:editing-duration>
    <meta:editing-cycles>1</meta:editing-cycles>
    <meta:document-statistic meta:table-count="0" meta:image-count="0" meta:object-count="0" meta:page-count="20" meta:paragraph-count="989" meta:word-count="3141" meta:character-count="13915" meta:non-whitespace-character-count="11568"/>
    <meta:generator>LibreOffice/5.1.6.2$Linux_X86_64 LibreOffice_project/10m0$Build-2</meta:generator>
  </office:meta>
</office:document-meta>
</file>